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9" style:family="paragraph" style:parent-style-name="Heading_20_2">
      <style:paragraph-properties fo:margin-top="0.25in" fo:margin-bottom="0.0555in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20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1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T4" style:family="text">
      <style:text-properties style:font-name="Roboto Mono" fo:font-weight="bold" style:font-name-asian="Roboto Mono1" style:font-weight-asian="bold" style:font-name-complex="Roboto Mono1"/>
    </style:style>
    <style:style style:name="T5" style:family="text">
      <style:text-properties style:font-name="Roboto Mono" style:font-name-asian="Roboto Mono1" style:font-name-complex="Roboto Mono1"/>
    </style:style>
    <style:style style:name="T6" style:family="text">
      <style:text-properties fo:color="#000000" fo:font-size="13pt" fo:font-weight="bold" style:font-size-asian="13pt" style:font-weight-asian="bold" style:font-size-complex="13pt"/>
    </style:style>
    <style:style style:name="T7" style:family="text">
      <style:text-properties fo:color="#000000" style:font-name="Roboto Mono" fo:font-size="13pt" fo:font-weight="bold" style:font-name-asian="Roboto Mono1" style:font-size-asian="13pt" style:font-weight-asian="bold" style:font-name-complex="Roboto Mono1" style:font-size-complex="13pt"/>
    </style:style>
    <style:style style:name="T8" style:family="text">
      <style:text-properties fo:font-weight="bold" style:font-weight-asian="bold"/>
    </style:style>
    <style:style style:name="T9" style:family="text">
      <style:text-properties fo:color="#188038" style:font-name="Roboto Mono" style:font-name-asian="Roboto Mono1" style:font-name-complex="Roboto Mono1"/>
    </style:style>
    <style:style style:name="T1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gbw3flx9p023"/><text:span text:style-name="T1">Documentação do Projeto</text:span></text:p>
      <text:p text:style-name="P18"><text:bookmark text:name="_d2qrkozauo15"/><text:span text:style-name="T2">Visão Geral</text:span></text:p>
      <text:p text:style-name="P1">Este projeto é uma aplicação web de autenticação de usuários, com funcionalidades de login e cadastro. A aplicação permite que os usuários se cadastrem, façam login e acessem uma página inicial. Os dados dos usuários são armazenados localmente no navegador utilizando o (a princípio) localstorage.</text:p>
      <text:p text:style-name="P19"><text:bookmark text:name="_wfz7d0yenba8"/></text:p>
      <text:p text:style-name="P19"><text:bookmark text:name="_zc3qqm1ci10p"/></text:p>
      <text:p text:style-name="P19"><text:bookmark text:name="_5fgce54r4dru"/></text:p>
      <text:p text:style-name="P19"><text:bookmark text:name="_lhq0av370ksb"/></text:p>
      <text:p text:style-name="P19"><text:bookmark text:name="_qa7m8v58fbnj"/></text:p>
      <text:p text:style-name="P19"><text:bookmark text:name="_fjqy6xm7okg"/></text:p>
      <text:p text:style-name="P19"><text:bookmark text:name="_g8tuw24bkecd"/></text:p>
      <text:p text:style-name="P19"><text:bookmark text:name="_u6q2kbdlibiz"/></text:p>
      <text:p text:style-name="P19"><text:bookmark text:name="_jk0ka5pg4iw9"/></text:p>
      <text:p text:style-name="P19"><text:bookmark text:name="_dfaf9vmeo5lm"/></text:p>
      <text:p text:style-name="P19"><text:bookmark text:name="_3btsspwernlg"/></text:p>
      <text:p text:style-name="P19"><text:bookmark text:name="_dq0s91xye9b7"/></text:p>
      <text:p text:style-name="P19"><text:bookmark text:name="_iobp15u9sqpp"/></text:p>
      <text:p text:style-name="P18"><text:bookmark text:name="_p772rtg5mnoa"/><text:span text:style-name="T2">Estrutura do Projeto</text:span></text:p>
      <text:p text:style-name="P1">A estrutura de pastas do projeto é a seguinte:</text:p>
      <text:p text:style-name="Standard"/>
      <text:p text:style-name="Standard"><text:span text:style-name="T4">meu-projeto/</text:span></text:p>
      <text:p text:style-name="Standard"><text:span text:style-name="T4">│</text:span></text:p>
      <text:p text:style-name="Standard"><text:span text:style-name="T4">├── css/</text:span></text:p>
      <text:p text:style-name="Standard"><text:span text:style-name="T4">│ <text:s text:c="2"/>├── signin.css <text:s text:c="5"/># Estilos da tela de login</text:span></text:p>
      <text:p text:style-name="Standard"><text:span text:style-name="T4">│ <text:s text:c="2"/>└── signup.css <text:s text:c="5"/># Estilos da tela de cadastro</text:span></text:p>
      <text:p text:style-name="Standard"><text:span text:style-name="T4">│</text:span></text:p>
      <text:p text:style-name="Standard"><text:soft-page-break/><text:span text:style-name="T4">├── js/</text:span></text:p>
      <text:p text:style-name="Standard"><text:span text:style-name="T4">│ <text:s text:c="2"/>├── signin.js <text:s text:c="6"/># Lógica da tela de login</text:span></text:p>
      <text:p text:style-name="Standard"><text:span text:style-name="T4">│ <text:s text:c="2"/>└── signup.js <text:s text:c="6"/># Lógica da tela de cadastro</text:span></text:p>
      <text:p text:style-name="Standard"><text:span text:style-name="T4">│</text:span></text:p>
      <text:p text:style-name="Standard"><text:span text:style-name="T4">├── images/</text:span></text:p>
      <text:p text:style-name="Standard"><text:span text:style-name="T4">│ <text:s text:c="2"/>├── bg-signin.png <text:s text:c="2"/># Imagem de fundo da tela de login</text:span></text:p>
      <text:p text:style-name="Standard"><text:span text:style-name="T4">│ <text:s text:c="2"/>└── bg-signup.png <text:s text:c="2"/># Imagem de fundo da tela de cadastro</text:span></text:p>
      <text:p text:style-name="Standard"><text:span text:style-name="T4">│</text:span></text:p>
      <text:p text:style-name="Standard"><text:span text:style-name="T4">├── html/</text:span></text:p>
      <text:p text:style-name="Standard"><text:span text:style-name="T4">│ <text:s text:c="2"/>├── signin.html <text:s text:c="4"/># HTML da tela de login</text:span></text:p>
      <text:p text:style-name="Standard"><text:span text:style-name="T4">│ <text:s text:c="2"/>└── signup.html <text:s text:c="4"/># HTML da tela de cadastro</text:span></text:p>
      <text:p text:style-name="Standard"><text:span text:style-name="T4">│</text:span></text:p>
      <text:p text:style-name="Standard"><text:span text:style-name="T4">└── index.html <text:s text:c="9"/># Página inicial</text:span></text:p>
      <text:p text:style-name="Standard"/>
      <text:p text:style-name="P19"><text:bookmark text:name="_fx711reti0vu"/></text:p>
      <text:p text:style-name="P19"><text:bookmark text:name="_gpj7qouvz8kr"/></text:p>
      <text:p text:style-name="P19"><text:bookmark text:name="_fl5ysusvrfcm"/></text:p>
      <text:p text:style-name="P19"><text:bookmark text:name="_7d56uxqqu78n"/></text:p>
      <text:p text:style-name="P19"><text:bookmark text:name="_113pgzyb89x9"/></text:p>
      <text:p text:style-name="P19"><text:bookmark text:name="_swcbctvap3u8"/></text:p>
      <text:p text:style-name="P19"><text:bookmark text:name="_1pk9cpis7rve"/></text:p>
      <text:p text:style-name="P18"><text:bookmark text:name="_ti46h5ykrepp"/><text:span text:style-name="T2">Funcionalidades</text:span></text:p>
      <text:p text:style-name="P20"><text:bookmark text:name="_lhsi23rcriro"/><text:span text:style-name="T6">1. Tela de Login (</text:span><text:span text:style-name="T7">signin.html</text:span><text:span text:style-name="T6">)</text:span></text:p>
      <text:list xml:id="list1562310343" text:style-name="WWNum1">
        <text:list-item>
          <text:p text:style-name="P2"><text:span text:style-name="T8">Formulário de Login</text:span>: O usuário pode inserir seu nome de usuário e senha.</text:p>
        </text:list-item>
        <text:list-item>
          <text:p text:style-name="P7"><text:span text:style-name="T8">Validação</text:span>: O sistema verifica se as credenciais correspondem a um usuário cadastrado.</text:p>
        </text:list-item>
        <text:list-item>
          <text:p text:style-name="P7"><text:span text:style-name="T8">Mensagem de Erro</text:span>: Exibe uma mensagem caso o login falhe.</text:p>
        </text:list-item>
        <text:list-item>
          <text:p text:style-name="P11"><text:soft-page-break/><text:span text:style-name="T8">Redirecionamento</text:span>: Se o login for bem-sucedido, o usuário é redirecionado para a página inicial.</text:p>
        </text:list-item>
      </text:list>
      <text:p text:style-name="P20"><text:bookmark text:name="_vawxz8ghiag4"/><text:span text:style-name="T6">2. Tela de Cadastro (</text:span><text:span text:style-name="T7">signup.html</text:span><text:span text:style-name="T6">)</text:span></text:p>
      <text:list xml:id="list2642489870" text:style-name="WWNum3">
        <text:list-item>
          <text:p text:style-name="P3"><text:span text:style-name="T8">Formulário de Cadastro</text:span>: O usuário pode inserir seu nome, nome de usuário, senha e confirmar a senha.</text:p>
        </text:list-item>
        <text:list-item>
          <text:p text:style-name="P8"><text:span text:style-name="T8">Validações</text:span>:</text:p>
          <text:list>
            <text:list-item>
              <text:p text:style-name="P15">Verifica se o nome possui no mínimo 3 caracteres.</text:p>
            </text:list-item>
            <text:list-item>
              <text:p text:style-name="P15">Verifica se o nome de usuário possui no mínimo 5 caracteres.</text:p>
            </text:list-item>
            <text:list-item>
              <text:p text:style-name="P15">Verifica se a senha possui no mínimo 6 caracteres.</text:p>
            </text:list-item>
            <text:list-item>
              <text:p text:style-name="P15">Verifica se a senha e a confirmação de senha são iguais.</text:p>
            </text:list-item>
          </text:list>
        </text:list-item>
        <text:list-item>
          <text:p text:style-name="P12"><text:span text:style-name="T8">Armazenamento</text:span>: Os dados do usuário são salvos no <text:span text:style-name="T9">localStorage</text:span> do navegador.</text:p>
        </text:list-item>
      </text:list>
      <text:p text:style-name="P20"><text:bookmark text:name="_xe4iqotc5ok6"/><text:span text:style-name="T6">3. Index (</text:span><text:span text:style-name="T7">index.html</text:span><text:span text:style-name="T6">)</text:span></text:p>
      <text:list xml:id="list4093560306" text:style-name="WWNum5">
        <text:list-item>
          <text:p text:style-name="P4"><text:span text:style-name="T8">Controle de Acesso</text:span>: A página inicial verifica se o usuário está logado, usando um token armazenado no <text:span text:style-name="T9">localStorage</text:span>.</text:p>
        </text:list-item>
        <text:list-item>
          <text:p text:style-name="P13"><text:span text:style-name="T8">Saída</text:span>: O usuário pode sair da sessão, que remove o token e os dados do usuário do <text:span text:style-name="T9">localStorage</text:span>.</text:p>
        </text:list-item>
      </text:list>
      <text:p text:style-name="P18"><text:bookmark text:name="_l81tgdwehrwg"/><text:span text:style-name="T2">Tecnologias Utilizadas</text:span></text:p>
      <text:list xml:id="list658918874" text:style-name="WWNum4">
        <text:list-item>
          <text:p text:style-name="P5"><text:span text:style-name="T8">HTML</text:span>: Para a estrutura das páginas.</text:p>
        </text:list-item>
        <text:list-item>
          <text:p text:style-name="P9"><text:span text:style-name="T8">CSS</text:span>: Para estilizar as telas de login e cadastro.</text:p>
        </text:list-item>
        <text:list-item>
          <text:p text:style-name="P14"><text:span text:style-name="T8">JavaScript</text:span>: Para a lógica da aplicação, incluindo validações e manipulação do <text:span text:style-name="T4">localStorage</text:span><text:span text:style-name="T8">.</text:span></text:p>
        </text:list-item>
      </text:list>
      <text:p text:style-name="P19"><text:bookmark text:name="_rcnvbkhlmxpn"/></text:p>
      <text:p text:style-name="P19"><text:bookmark text:name="_4eccejpzsgje"/></text:p>
      <text:p text:style-name="P19"><text:bookmark text:name="_qcw4hvln69gl"/></text:p>
      <text:p text:style-name="P18"><text:bookmark text:name="_s9bv0e1eevgb"/><text:span text:style-name="T2">O Que Falta Fazer</text:span></text:p>
      <text:p text:style-name="P20"><text:bookmark text:name="_5w24onke7dn5"/><text:span text:style-name="T6">Funcionalidades Pendentes</text:span></text:p>
      <text:list xml:id="list2510523109" text:style-name="WWNum2">
        <text:list-item>
          <text:p text:style-name="P6"><text:span text:style-name="T8">Melhorias na UI/UX</text:span>:</text:p>
          <text:list>
            <text:list-item>
              <text:p text:style-name="P16">Implementar feedback visual mais claro para validação de formulário.</text:p>
            </text:list-item>
            <text:list-item>
              <text:p text:style-name="P16">Adicionar animações e transições nas páginas para melhorar a experiência do usuário.</text:p>
            </text:list-item>
          </text:list>
        </text:list-item>
        <text:list-item>
          <text:p text:style-name="P10"><text:span text:style-name="T8">Segurança</text:span>:</text:p>
          <text:list>
            <text:list-item>
              <text:p text:style-name="P16">Implementar uma solução de autenticação mais segura em vez de usar <text:span text:style-name="T5">localStorage</text:span> (considerar uso de um backend e banco de dados).</text:p>
            </text:list-item>
            <text:list-item>
              <text:p text:style-name="P16"><text:soft-page-break/>Adicionar criptografia para senhas.</text:p>
            </text:list-item>
          </text:list>
        </text:list-item>
        <text:list-item>
          <text:p text:style-name="P10"><text:span text:style-name="T8">Tratamento de Erros</text:span>:</text:p>
          <text:list>
            <text:list-item>
              <text:p text:style-name="P16">Melhorar o tratamento de erros para lidar com casos em que o <text:span text:style-name="T5">localStorage</text:span> falha ou não está disponível.</text:p>
            </text:list-item>
          </text:list>
        </text:list-item>
        <text:list-item>
          <text:p text:style-name="P10"><text:span text:style-name="T8">Testes</text:span>:</text:p>
          <text:list>
            <text:list-item>
              <text:p text:style-name="P16">Realizar testes de usabilidade e funcionalidade para garantir que todas as partes da aplicação funcionem como esperado.</text:p>
            </text:list-item>
          </text:list>
        </text:list-item>
        <text:list-item>
          <text:p text:style-name="P10"><text:span text:style-name="T8">Documentação</text:span>:</text:p>
          <text:list>
            <text:list-item>
              <text:p text:style-name="P16">Atualizar a documentação conforme novas funcionalidades são implementadas e revisadas.</text:p>
            </text:list-item>
          </text:list>
        </text:list-item>
        <text:list-item>
          <text:p text:style-name="P10"><text:span text:style-name="T8">Integração com </text:span><text:span text:style-name="T3">Laravel</text:span>:</text:p>
          <text:list>
            <text:list-item>
              <text:p text:style-name="P16">No futuro, será introduzido o Laravel como framework de backend para gerenciar as operações da aplicação.</text:p>
            </text:list-item>
            <text:list-item>
              <text:p text:style-name="P17">Um banco de dados será implementado para armazenar os dados dos usuários de forma segura e eficiente, substituindo o uso do <text:span text:style-name="T9">localStorage</text:span>.</text:p>
            </text:list-item>
          </text:list>
        </text:list-item>
      </text:list>
      <text:p text:style-name="P18"><text:bookmark text:name="_dhj1yq8l395t"/><text:span text:style-name="T2">Considerações Finais</text:span></text:p>
      <text:p text:style-name="P1">Este projeto é uma aplicação simples de autenticação, adequada para fins de aprendizado e prática de desenvolvimento web. O uso do <text:span text:style-name="T9">localStorage</text:span> é uma maneira eficaz de armazenar dados localmente, mas não é seguro para aplicações em produção. Para produção, recomenda-se utilizar um banco de dados e implementar autenticação segura com <text:span text:style-name="T10">Larave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4" meta:word-count="586" meta:character-count="3523" meta:non-whitespace-character-count="2973"/>
    <meta:generator>LibreOfficeDev/6.0.5.2$Linux_X86_64 LibreOffice_project/</meta:generator>
  </office:meta>
</office:document-meta>
</file>